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T1" style:family="text">
      <style:text-properties officeooo:rsid="001f929f"/>
    </style:style>
    <style:style style:name="T2" style:family="text">
      <style:text-properties officeooo:rsid="0020fbab"/>
    </style:style>
    <style:style style:name="T3" style:family="text">
      <style:text-properties officeooo:rsid="0021e0f2"/>
    </style:style>
    <style:style style:name="T4" style:family="text">
      <style:text-properties officeooo:rsid="00224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mój styl filmów na youtube ma być oparty na grafice wektorowej, ma on być minimalistyczny, coś podobnego do stylu 3blue1brown. Mam pokazywać równania </text:span><text:span text:style-name="T2">matematyczne </text:span><text:span text:style-name="T1">poprzez przykłady.</text:span></text:p>
      <text:p text:style-name="P1">- <text:span text:style-name="T3">biblioteka manim, może być potencjalnym pomysłem do generowania moich filmów</text:span></text:p>
      <text:p text:style-name="P1">- <text:span text:style-name="T4">bibliotega do pythona “Drawsvg” też może się przydać do generowania filmów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2T16:14:00.267422648</dc:date>
    <meta:editing-duration>PT1H28M39S</meta:editing-duration>
    <meta:editing-cycles>9</meta:editing-cycles>
    <meta:document-statistic meta:table-count="0" meta:image-count="0" meta:object-count="0" meta:page-count="1" meta:paragraph-count="3" meta:word-count="50" meta:character-count="337" meta:non-whitespace-character-count="290"/>
  </office:meta>
</office:document-meta>
</file>